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1000001497A8E08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12cm" fo:margin-left="-0.199cm" table:align="left" style:writing-mode="lr-tb"/>
    </style:style>
    <style:style style:name="Tableau1.A" style:family="table-column">
      <style:table-column-properties style:column-width="10.28cm"/>
    </style:style>
    <style:style style:name="Tableau1.B" style:family="table-column">
      <style:table-column-properties style:column-width="5.138cm"/>
    </style:style>
    <style:style style:name="Tableau1.D" style:family="table-column">
      <style:table-column-properties style:column-width="5.156cm"/>
    </style:style>
    <style:style style:name="Tableau1.1" style:family="table-row">
      <style:table-row-properties style:min-row-height="1.401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1.7cm" fo:keep-together="auto"/>
    </style:style>
    <style:style style:name="Tableau1.7" style:family="table-row">
      <style:table-row-properties style:min-row-height="1.157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style:snap-to-layout-grid="false"/>
      <style:text-properties fo:font-variant="small-caps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7" style:family="paragraph" style:parent-style-name="Standard">
      <style:text-properties fo:font-size="11pt" fo:font-weight="bold" style:font-size-asian="11pt" style:font-weight-asian="bold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font-size-asian="11pt" style:font-weight-complex="bold"/>
    </style:style>
    <style:style style:name="P10" style:family="paragraph" style:parent-style-name="Standard">
      <style:text-properties fo:font-size="11pt" style:font-size-asian="11pt" style:font-size-complex="11pt" style:font-weight-complex="bold"/>
    </style:style>
    <style:style style:name="P11" style:family="paragraph" style:parent-style-name="Standard">
      <style:text-properties style:font-weight-complex="bold"/>
    </style:style>
    <style:style style:name="P12" style:family="paragraph" style:parent-style-name="Standard">
      <style:paragraph-properties style:snap-to-layout-grid="false"/>
      <style:text-properties style:font-weight-complex="bold"/>
    </style:style>
    <style:style style:name="P13" style:family="paragraph" style:parent-style-name="Header">
      <style:paragraph-properties>
        <style:tab-stops/>
      </style:paragraph-properties>
    </style:style>
    <style:style style:name="P14" style:family="paragraph" style:parent-style-name="Header">
      <style:paragraph-properties style:snap-to-layout-grid="false">
        <style:tab-stops/>
      </style:paragraph-properties>
    </style:style>
    <style:style style:name="P15" style:family="paragraph" style:parent-style-name="Header">
      <style:paragraph-properties fo:text-align="center" style:justify-single-word="false">
        <style:tab-stops/>
      </style:paragraph-properties>
      <style:text-properties fo:font-variant="small-caps" fo:font-weight="bold" style:font-weight-asian="bold"/>
    </style:style>
    <style:style style:name="P16" style:family="paragraph" style:parent-style-name="Header">
      <style:paragraph-properties>
        <style:tab-stops>
          <style:tab-stop style:position="2.134cm"/>
          <style:tab-stop style:position="16.002cm" style:type="right"/>
        </style:tab-stops>
      </style:paragraph-properties>
      <style:text-properties style:font-name="Calibri" fo:font-size="6pt" style:font-size-asian="6pt" style:font-name-complex="Calibri" style:font-size-complex="6pt"/>
    </style:style>
    <style:style style:name="P17" style:family="paragraph" style:parent-style-name="Header">
      <style:paragraph-properties>
        <style:tab-stops>
          <style:tab-stop style:position="2.134cm"/>
          <style:tab-stop style:position="16.828cm" style:type="right"/>
        </style:tab-stops>
      </style:paragraph-properties>
    </style:style>
    <style:style style:name="P1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Times New Roman" fo:font-size="18pt" style:font-size-asian="18pt" style:font-name-complex="Times New Roman" style:font-size-complex="18pt"/>
    </style:style>
    <style:style style:name="P19" style:family="paragraph" style:parent-style-name="Heading_20_3" style:master-page-name="Standard">
      <style:paragraph-properties fo:margin-left="-1cm" fo:margin-right="0cm" fo:margin-top="0cm" fo:margin-bottom="0cm" style:contextual-spacing="false" fo:text-align="end" style:justify-single-word="false" fo:text-indent="0cm" style:auto-text-indent="false" style:page-number="12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style:font-name-complex="Calibri"/>
    </style:style>
    <style:style style:name="T5" style:family="text">
      <style:text-properties style:font-name="Calibri" fo:font-size="6pt" style:font-size-asian="6pt" style:font-name-complex="Calibri" style:font-size-complex="6pt"/>
    </style:style>
    <style:style style:name="T6" style:family="text">
      <style:text-properties style:font-name="Calibri" fo:font-size="8pt" style:font-size-asian="8pt" style:font-name-complex="Calibri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<text:span text:style-name="T2">ANNEXE 14</text:span></text:h>
      <text:h text:style-name="P18" text:outline-level="3">BILAN DES TROIS SOURCES D’INFORMATION</text:h>
      <text:p text:style-name="Standard"/>
      <text:p text:style-name="P1"><text:span text:style-name="T1">Consigne</text:span> :</text:p>
      <text:p text:style-name="P1">Vous disposez maintenant des 3 catégories de représentations : personnelles, documentaires et professionnelles. Vous devez maintenant confronter les informations obtenues pour en dégager les points communs, les différences et, éventuellement, les éléments restés sans réponse ou qu’il faudra approfondir.</text:p>
      <text:p text:style-name="Standard">Faites la synthèse de votre travail en complétant le tableau suivant.</text:p>
      <text:p text:style-name="Standard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>Les points d’accord</text:p>
          </table:table-cell>
          <table:table-cell table:style-name="Tableau1.A1" office:value-type="string">
            <text:p text:style-name="P15">Les différences</text:p>
          </table:table-cell>
          <table:table-cell table:style-name="Tableau1.D1" office:value-type="string">
            <text:p text:style-name="P15">Les questions sans réponse</text:p>
          </table:table-cell>
        </table:table-row>
        <table:table-row table:style-name="Tableau1.2">
          <table:table-cell table:style-name="Tableau1.A1" office:value-type="string">
            <text:p text:style-name="P8">L’activité</text:p>
            <text:p text:style-name="P10">Que fait-on dans ce métier ?</text:p>
            <text:p text:style-name="P13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2"/>
          </table:table-cell>
          <table:table-cell table:style-name="Tableau1.D1" office:value-type="string"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7">Où et comment</text:p>
            <text:p text:style-name="P9">Les conditions de travail, le type d’entreprise, les contraintes</text:p>
            <text:p text:style-name="Standard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1" office:value-type="string"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7">Les débouchés</text:p>
            <text:p text:style-name="P9">Quel secteur professionnel et type d’entreprise, les évolutions de carrières, l’état du marché de l’emploi, les régions qui recrutent…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1" office:value-type="string"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7">Le profil</text:p>
            <text:p text:style-name="P9">Les compétences, la personnalité, les connaissances attendues à l’embauch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1" office:value-type="string"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7">Les études et diplômes</text:p>
            <text:p text:style-name="P9">Les formations menant à ce métier</text:p>
            <text:p text:style-name="P11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2"/>
          </table:table-cell>
          <table:table-cell table:style-name="Tableau1.D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7">Le salaire brut du débutant</text:p>
            <text:p text:style-name="P3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/>
          </table:table-cell>
          <table:table-cell table:style-name="Tableau1.D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2pt" fo:language="fr" fo:country="FR" style:font-size-asian="12pt" style:font-size-complex="12pt" style:language-complex="ar" style:country-complex="SA"/>
    </style:style>
    <style:style style:name="Pied_20_de_20_page_20_Car" style:display-name="Pied de page Car" style:family="text">
      <style:text-properties fo:font-size="12pt" fo:language="fr" fo:country="FR" style:font-size-asian="12pt" style:font-size-complex="12pt" style:language-complex="ar" style:country-complex="SA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134cm"/>
          <style:tab-stop style:position="16.002cm" style:type="right"/>
        </style:tab-stops>
      </style:paragraph-properties>
      <style:text-properties style:font-name="Calibri" fo:font-size="6pt" style:font-size-asian="6pt" style:font-name-complex="Calibri" style:font-size-complex="6pt"/>
    </style:style>
    <style:style style:name="MP2" style:family="paragraph" style:parent-style-name="Header">
      <style:paragraph-properties>
        <style:tab-stops>
          <style:tab-stop style:position="2.134cm"/>
          <style:tab-stop style:position="16.828cm" style:type="right"/>
        </style:tab-stops>
      </style:paragraph-properties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fo:font-size="6pt" style:font-size-asian="6pt" style:font-name-complex="Calibri" style:font-size-complex="6pt"/>
    </style:style>
    <style:style style:name="MT3" style:family="text">
      <style:text-properties style:font-name="Calibri" fo:font-size="8pt" style:font-size-asian="8pt" style:font-name-complex="Calibri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1.249cm" fo:margin-left="2.499cm" fo:margin-right="1.446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bottom="0.654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ymbole-noir-filet" text:anchor-type="char" svg:x="0cm" svg:y="18.766cm" svg:width="2.011cm" svg:height="1.335cm" draw:z-index="0"><draw:image xlink:href="Pictures/10000201000001F1000001497A8E088A.png" xlink:type="simple" xlink:show="embed" xlink:actuate="onLoad"/></draw:frame><draw:frame draw:style-name="Mfr1" draw:name="symbole-noir-filet" text:anchor-type="char" svg:x="0cm" svg:y="27.46cm" svg:width="2.011cm" svg:height="1.335cm" draw:z-index="1"><draw:image xlink:href="Pictures/10000201000001F1000001497A8E088A.png" xlink:type="simple" xlink:show="embed" xlink:actuate="onLoad"/></draw:frame><text:tab/>UNIVERSITE DE PAU ET DES PAYS DE L’ADOUR<text:tab/></text:p>
        <text:p text:style-name="MP2"><text:span text:style-name="MT1"><text:tab/></text:span><text:span text:style-name="MT2">Service Commun Universitaire Information, Orientation, Insertion Professionnelle – UE PPE – Annexe 14<text:tab/><text:tab/><text:tab/><text:tab/><text:tab/><text:tab/><text:tab/></text:span><text:span text:style-name="MT3">Novembre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EXE 16</dc:title>
    <meta:initial-creator>Magali Mendiondo</meta:initial-creator>
    <meta:creation-date>2017-03-16T18:05:00</meta:creation-date>
    <dc:creator>Eve Pere</dc:creator>
    <dc:date>2017-03-16T18:05:00</dc:date>
    <meta:print-date>2016-11-22T16:17:00</meta:print-date>
    <meta:editing-cycles>2</meta:editing-cycles>
    <meta:editing-duration>P15824DT17H31M44S</meta:editing-duration>
    <meta:document-statistic meta:table-count="1" meta:image-count="2" meta:object-count="0" meta:page-count="1" meta:paragraph-count="21" meta:word-count="155" meta:character-count="1080" meta:non-whitespace-character-count="935"/>
    <meta:generator>LibreOffice/4.2.8.2$Linux_X86_64 LibreOffice_project/420m0$Build-2</meta:generator>
  </office:meta>
</office:document-meta>
</file>